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207.1pt"/>
    </style:style>
    <style:style style:name="co4" style:family="table-column">
      <style:table-column-properties fo:break-before="auto" style:column-width="147.66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453.51pt" svg:height="255.09pt" svg:x="523.9pt" svg:y="2.83pt">
            <draw:object draw:notify-on-update-of-ranges="'set-results'.A1:'set-results'.A1 'set-results'.A2:'set-results'.A12 'set-results'.B1:'set-results'.B1 'set-results'.B2:'set-results'.B12 'set-results'.A1:'set-results'.A1 'set-results'.A2:'set-results'.A12 'set-results'.C1:'set-results'.C1 'set-results'.C2:'set-results'.C12 'set-results'.A1:'set-results'.A1 'set-results'.A2:'set-results'.A12 'set-results'.D1:'set-results'.D1 'set-results'.D2:'set-results'.D12 'set-results'.A1:'set-results'.A1 'set-results'.A2:'set-results'.A12 'set-results'.E1:'set-results'.E1 'set-results'.E2:'set-results'.E12 'set-results'.A1:'set-results'.A1 'set-results'.A2:'set-results'.A12 'set-results'.F1:'set-results'.F1 'set-results'.F2:'set-results'.F12 'set-results'.A1:'set-results'.A1 'set-results'.A2:'set-results'.A12 'set-results'.G1:'set-results'.G1 'set-results'.G2:'set-results'.G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Michael hash-table"</text:p>
          </table:table-cell>
          <table:table-cell office:value-type="string" calcext:value-type="string">
            <text:p>Michael hash-table with coarse locking lists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  <table:table-cell office:value-type="string" calcext:value-type="string">
            <text:p>cds::michael_set"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02400" calcext:value-type="float">
            <text:p>26502400</text:p>
          </table:table-cell>
          <table:table-cell office:value-type="float" office:value="27171600" calcext:value-type="float">
            <text:p>27171600</text:p>
          </table:table-cell>
          <table:table-cell office:value-type="float" office:value="11876000" calcext:value-type="float">
            <text:p>11876000</text:p>
          </table:table-cell>
          <table:table-cell office:value-type="float" office:value="21890700" calcext:value-type="float">
            <text:p>21890700</text:p>
          </table:table-cell>
          <table:table-cell office:value-type="float" office:value="34874500" calcext:value-type="float">
            <text:p>34874500</text:p>
          </table:table-cell>
          <table:table-cell office:value-type="float" office:value="35827300" calcext:value-type="float">
            <text:p>35827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19100" calcext:value-type="float">
            <text:p>26919100</text:p>
          </table:table-cell>
          <table:table-cell office:value-type="float" office:value="27075600" calcext:value-type="float">
            <text:p>27075600</text:p>
          </table:table-cell>
          <table:table-cell office:value-type="float" office:value="12574800" calcext:value-type="float">
            <text:p>12574800</text:p>
          </table:table-cell>
          <table:table-cell office:value-type="float" office:value="23088000" calcext:value-type="float">
            <text:p>23088000</text:p>
          </table:table-cell>
          <table:table-cell office:value-type="float" office:value="34800400" calcext:value-type="float">
            <text:p>34800400</text:p>
          </table:table-cell>
          <table:table-cell office:value-type="float" office:value="35367400" calcext:value-type="float">
            <text:p>353674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632000" calcext:value-type="float">
            <text:p>26632000</text:p>
          </table:table-cell>
          <table:table-cell office:value-type="float" office:value="26738700" calcext:value-type="float">
            <text:p>26738700</text:p>
          </table:table-cell>
          <table:table-cell office:value-type="float" office:value="12678900" calcext:value-type="float">
            <text:p>12678900</text:p>
          </table:table-cell>
          <table:table-cell office:value-type="float" office:value="22846300" calcext:value-type="float">
            <text:p>22846300</text:p>
          </table:table-cell>
          <table:table-cell office:value-type="float" office:value="34668700" calcext:value-type="float">
            <text:p>34668700</text:p>
          </table:table-cell>
          <table:table-cell office:value-type="float" office:value="36973700" calcext:value-type="float">
            <text:p>369737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680600" calcext:value-type="float">
            <text:p>28680600</text:p>
          </table:table-cell>
          <table:table-cell office:value-type="float" office:value="27407800" calcext:value-type="float">
            <text:p>27407800</text:p>
          </table:table-cell>
          <table:table-cell office:value-type="float" office:value="11858200" calcext:value-type="float">
            <text:p>11858200</text:p>
          </table:table-cell>
          <table:table-cell office:value-type="float" office:value="22460000" calcext:value-type="float">
            <text:p>22460000</text:p>
          </table:table-cell>
          <table:table-cell office:value-type="float" office:value="34686800" calcext:value-type="float">
            <text:p>34686800</text:p>
          </table:table-cell>
          <table:table-cell office:value-type="float" office:value="36483800" calcext:value-type="float">
            <text:p>36483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468300" calcext:value-type="float">
            <text:p>26468300</text:p>
          </table:table-cell>
          <table:table-cell office:value-type="float" office:value="27247900" calcext:value-type="float">
            <text:p>27247900</text:p>
          </table:table-cell>
          <table:table-cell office:value-type="float" office:value="11969000" calcext:value-type="float">
            <text:p>11969000</text:p>
          </table:table-cell>
          <table:table-cell office:value-type="float" office:value="22763100" calcext:value-type="float">
            <text:p>22763100</text:p>
          </table:table-cell>
          <table:table-cell office:value-type="float" office:value="34696600" calcext:value-type="float">
            <text:p>34696600</text:p>
          </table:table-cell>
          <table:table-cell office:value-type="float" office:value="36548000" calcext:value-type="float">
            <text:p>36548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673600" calcext:value-type="float">
            <text:p>26673600</text:p>
          </table:table-cell>
          <table:table-cell office:value-type="float" office:value="27222400" calcext:value-type="float">
            <text:p>27222400</text:p>
          </table:table-cell>
          <table:table-cell office:value-type="float" office:value="12564700" calcext:value-type="float">
            <text:p>12564700</text:p>
          </table:table-cell>
          <table:table-cell office:value-type="float" office:value="22420900" calcext:value-type="float">
            <text:p>22420900</text:p>
          </table:table-cell>
          <table:table-cell office:value-type="float" office:value="34481400" calcext:value-type="float">
            <text:p>34481400</text:p>
          </table:table-cell>
          <table:table-cell office:value-type="float" office:value="35996200" calcext:value-type="float">
            <text:p>359962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167000" calcext:value-type="float">
            <text:p>25167000</text:p>
          </table:table-cell>
          <table:table-cell office:value-type="float" office:value="27379800" calcext:value-type="float">
            <text:p>27379800</text:p>
          </table:table-cell>
          <table:table-cell office:value-type="float" office:value="12027600" calcext:value-type="float">
            <text:p>12027600</text:p>
          </table:table-cell>
          <table:table-cell office:value-type="float" office:value="21634300" calcext:value-type="float">
            <text:p>21634300</text:p>
          </table:table-cell>
          <table:table-cell office:value-type="float" office:value="34419000" calcext:value-type="float">
            <text:p>34419000</text:p>
          </table:table-cell>
          <table:table-cell office:value-type="float" office:value="35796300" calcext:value-type="float">
            <text:p>35796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468100" calcext:value-type="float">
            <text:p>26468100</text:p>
          </table:table-cell>
          <table:table-cell office:value-type="float" office:value="27491200" calcext:value-type="float">
            <text:p>27491200</text:p>
          </table:table-cell>
          <table:table-cell office:value-type="float" office:value="10460400" calcext:value-type="float">
            <text:p>10460400</text:p>
          </table:table-cell>
          <table:table-cell office:value-type="float" office:value="20595900" calcext:value-type="float">
            <text:p>20595900</text:p>
          </table:table-cell>
          <table:table-cell office:value-type="float" office:value="34189700" calcext:value-type="float">
            <text:p>34189700</text:p>
          </table:table-cell>
          <table:table-cell office:value-type="float" office:value="36134200" calcext:value-type="float">
            <text:p>36134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970800" calcext:value-type="float">
            <text:p>24970800</text:p>
          </table:table-cell>
          <table:table-cell office:value-type="float" office:value="26593900" calcext:value-type="float">
            <text:p>26593900</text:p>
          </table:table-cell>
          <table:table-cell office:value-type="float" office:value="10794600" calcext:value-type="float">
            <text:p>10794600</text:p>
          </table:table-cell>
          <table:table-cell office:value-type="float" office:value="19848100" calcext:value-type="float">
            <text:p>19848100</text:p>
          </table:table-cell>
          <table:table-cell office:value-type="float" office:value="34212300" calcext:value-type="float">
            <text:p>34212300</text:p>
          </table:table-cell>
          <table:table-cell office:value-type="float" office:value="35643300" calcext:value-type="float">
            <text:p>35643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734100" calcext:value-type="float">
            <text:p>24734100</text:p>
          </table:table-cell>
          <table:table-cell office:value-type="float" office:value="26893600" calcext:value-type="float">
            <text:p>26893600</text:p>
          </table:table-cell>
          <table:table-cell office:value-type="float" office:value="9429140" calcext:value-type="float">
            <text:p>9429140</text:p>
          </table:table-cell>
          <table:table-cell office:value-type="float" office:value="18690400" calcext:value-type="float">
            <text:p>18690400</text:p>
          </table:table-cell>
          <table:table-cell office:value-type="float" office:value="33050800" calcext:value-type="float">
            <text:p>33050800</text:p>
          </table:table-cell>
          <table:table-cell office:value-type="float" office:value="35665400" calcext:value-type="float">
            <text:p>356654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640600" calcext:value-type="float">
            <text:p>25640600</text:p>
          </table:table-cell>
          <table:table-cell office:value-type="float" office:value="26764700" calcext:value-type="float">
            <text:p>26764700</text:p>
          </table:table-cell>
          <table:table-cell office:value-type="float" office:value="10415700" calcext:value-type="float">
            <text:p>10415700</text:p>
          </table:table-cell>
          <table:table-cell office:value-type="float" office:value="18271000" calcext:value-type="float">
            <text:p>18271000</text:p>
          </table:table-cell>
          <table:table-cell office:value-type="float" office:value="33365500" calcext:value-type="float">
            <text:p>33365500</text:p>
          </table:table-cell>
          <table:table-cell office:value-type="float" office:value="34893200" calcext:value-type="float">
            <text:p>34893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4:07:27.314964804</dc:date>
    <dc:creator>andrew </dc:creator>
    <meta:editing-duration>PT1M31S</meta:editing-duration>
    <meta:editing-cycles>1</meta:editing-cycles>
    <meta:document-statistic meta:table-count="1" meta:cell-count="8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93cm" svg:y="2.559cm" style:legend-expansion="high" chart:style-name="ch2"/>
        <chart:plot-area chart:style-name="ch3" table:cell-range-address="'set-results'.A1:'set-results'.G12" chart:data-source-has-labels="row" svg:x="0.32cm" svg:y="0.18cm" svg:width="9.253cm" svg:height="8.64cm">
          <chartooo:coordinate-region svg:x="2.053cm" svg:y="0.379cm" svg:width="7.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B2:'set-results'.B12" chart:label-cell-address="'set-results'.B1:'set-results'.B1" chart:class="chart:scatter">
            <chart:domain table:cell-range-address="'set-results'.A2:'set-results'.A12"/>
            <chart:data-point chart:repeated="11"/>
          </chart:series>
          <chart:series chart:style-name="ch7" chart:values-cell-range-address="'set-results'.C2:'set-results'.C12" chart:label-cell-address="'set-results'.C1:'set-results'.C1" chart:class="chart:scatter">
            <chart:data-point chart:repeated="11"/>
          </chart:series>
          <chart:series chart:style-name="ch8" chart:values-cell-range-address="'set-results'.D2:'set-results'.D12" chart:label-cell-address="'set-results'.D1:'set-results'.D1" chart:class="chart:scatter">
            <chart:data-point chart:repeated="11"/>
          </chart:series>
          <chart:series chart:style-name="ch9" chart:values-cell-range-address="'set-results'.E2:'set-results'.E12" chart:label-cell-address="'set-results'.E1:'set-results'.E1" chart:class="chart:scatter">
            <chart:data-point chart:repeated="11"/>
          </chart:series>
          <chart:series chart:style-name="ch10" chart:values-cell-range-address="'set-results'.F2:'set-results'.F12" chart:label-cell-address="'set-results'.F1:'set-results'.F1" chart:class="chart:scatter">
            <chart:data-point chart:repeated="11"/>
          </chart:series>
          <chart:series chart:style-name="ch11" chart:values-cell-range-address="'set-results'.G2:'set-results'.G12" chart:label-cell-address="'set-results'.G1:'set-results'.G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chael hash-table"</text:p>
                <draw:g>
                  <svg:desc>'set-results'.B1:'set-results'.B1</svg:desc>
                </draw:g>
              </table:table-cell>
              <table:table-cell office:value-type="string">
                <text:p>Michael hash-table with coarse locking lists"</text:p>
                <draw:g>
                  <svg:desc>'set-results'.C1:'set-results'.C1</svg:desc>
                </draw:g>
              </table:table-cell>
              <table:table-cell office:value-type="string">
                <text:p>std::unordered_set with mutex"</text:p>
                <draw:g>
                  <svg:desc>'set-results'.D1:'set-results'.D1</svg:desc>
                </draw:g>
              </table:table-cell>
              <table:table-cell office:value-type="string">
                <text:p>std::unordered_set with spin-lock"</text:p>
                <draw:g>
                  <svg:desc>'set-results'.E1:'set-results'.E1</svg:desc>
                </draw:g>
              </table:table-cell>
              <table:table-cell office:value-type="string">
                <text:p>tbb::concurent_hash_map"</text:p>
                <draw:g>
                  <svg:desc>'set-results'.F1:'set-results'.F1</svg:desc>
                </draw:g>
              </table:table-cell>
              <table:table-cell office:value-type="string">
                <text:p>cds::michael_set"</text:p>
                <draw:g>
                  <svg:desc>'set-results'.G1:'set-resul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et-results'.A2:'set-results'.A12</svg:desc>
                </draw:g>
              </table:table-cell>
              <table:table-cell office:value-type="float" office:value="26502400">
                <text:p>26502400</text:p>
                <draw:g>
                  <svg:desc>'set-results'.B2:'set-results'.B12</svg:desc>
                </draw:g>
              </table:table-cell>
              <table:table-cell office:value-type="float" office:value="27171600">
                <text:p>27171600</text:p>
                <draw:g>
                  <svg:desc>'set-results'.C2:'set-results'.C12</svg:desc>
                </draw:g>
              </table:table-cell>
              <table:table-cell office:value-type="float" office:value="11876000">
                <text:p>11876000</text:p>
                <draw:g>
                  <svg:desc>'set-results'.D2:'set-results'.D12</svg:desc>
                </draw:g>
              </table:table-cell>
              <table:table-cell office:value-type="float" office:value="21890700">
                <text:p>21890700</text:p>
                <draw:g>
                  <svg:desc>'set-results'.E2:'set-results'.E12</svg:desc>
                </draw:g>
              </table:table-cell>
              <table:table-cell office:value-type="float" office:value="34874500">
                <text:p>34874500</text:p>
                <draw:g>
                  <svg:desc>'set-results'.F2:'set-results'.F12</svg:desc>
                </draw:g>
              </table:table-cell>
              <table:table-cell office:value-type="float" office:value="35827300">
                <text:p>35827300</text:p>
                <draw:g>
                  <svg:desc>'set-results'.G2:'set-result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6919100">
                <text:p>26919100</text:p>
              </table:table-cell>
              <table:table-cell office:value-type="float" office:value="27075600">
                <text:p>27075600</text:p>
              </table:table-cell>
              <table:table-cell office:value-type="float" office:value="12574800">
                <text:p>12574800</text:p>
              </table:table-cell>
              <table:table-cell office:value-type="float" office:value="23088000">
                <text:p>23088000</text:p>
              </table:table-cell>
              <table:table-cell office:value-type="float" office:value="34800400">
                <text:p>34800400</text:p>
              </table:table-cell>
              <table:table-cell office:value-type="float" office:value="35367400">
                <text:p>35367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6632000">
                <text:p>26632000</text:p>
              </table:table-cell>
              <table:table-cell office:value-type="float" office:value="26738700">
                <text:p>26738700</text:p>
              </table:table-cell>
              <table:table-cell office:value-type="float" office:value="12678900">
                <text:p>12678900</text:p>
              </table:table-cell>
              <table:table-cell office:value-type="float" office:value="22846300">
                <text:p>22846300</text:p>
              </table:table-cell>
              <table:table-cell office:value-type="float" office:value="34668700">
                <text:p>34668700</text:p>
              </table:table-cell>
              <table:table-cell office:value-type="float" office:value="36973700">
                <text:p>36973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8680600">
                <text:p>28680600</text:p>
              </table:table-cell>
              <table:table-cell office:value-type="float" office:value="27407800">
                <text:p>27407800</text:p>
              </table:table-cell>
              <table:table-cell office:value-type="float" office:value="11858200">
                <text:p>11858200</text:p>
              </table:table-cell>
              <table:table-cell office:value-type="float" office:value="22460000">
                <text:p>22460000</text:p>
              </table:table-cell>
              <table:table-cell office:value-type="float" office:value="34686800">
                <text:p>34686800</text:p>
              </table:table-cell>
              <table:table-cell office:value-type="float" office:value="36483800">
                <text:p>3648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6468300">
                <text:p>26468300</text:p>
              </table:table-cell>
              <table:table-cell office:value-type="float" office:value="27247900">
                <text:p>27247900</text:p>
              </table:table-cell>
              <table:table-cell office:value-type="float" office:value="11969000">
                <text:p>11969000</text:p>
              </table:table-cell>
              <table:table-cell office:value-type="float" office:value="22763100">
                <text:p>22763100</text:p>
              </table:table-cell>
              <table:table-cell office:value-type="float" office:value="34696600">
                <text:p>34696600</text:p>
              </table:table-cell>
              <table:table-cell office:value-type="float" office:value="36548000">
                <text:p>3654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6673600">
                <text:p>26673600</text:p>
              </table:table-cell>
              <table:table-cell office:value-type="float" office:value="27222400">
                <text:p>27222400</text:p>
              </table:table-cell>
              <table:table-cell office:value-type="float" office:value="12564700">
                <text:p>12564700</text:p>
              </table:table-cell>
              <table:table-cell office:value-type="float" office:value="22420900">
                <text:p>22420900</text:p>
              </table:table-cell>
              <table:table-cell office:value-type="float" office:value="34481400">
                <text:p>34481400</text:p>
              </table:table-cell>
              <table:table-cell office:value-type="float" office:value="35996200">
                <text:p>35996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25167000">
                <text:p>25167000</text:p>
              </table:table-cell>
              <table:table-cell office:value-type="float" office:value="27379800">
                <text:p>27379800</text:p>
              </table:table-cell>
              <table:table-cell office:value-type="float" office:value="12027600">
                <text:p>12027600</text:p>
              </table:table-cell>
              <table:table-cell office:value-type="float" office:value="21634300">
                <text:p>21634300</text:p>
              </table:table-cell>
              <table:table-cell office:value-type="float" office:value="34419000">
                <text:p>34419000</text:p>
              </table:table-cell>
              <table:table-cell office:value-type="float" office:value="35796300">
                <text:p>35796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26468100">
                <text:p>26468100</text:p>
              </table:table-cell>
              <table:table-cell office:value-type="float" office:value="27491200">
                <text:p>27491200</text:p>
              </table:table-cell>
              <table:table-cell office:value-type="float" office:value="10460400">
                <text:p>10460400</text:p>
              </table:table-cell>
              <table:table-cell office:value-type="float" office:value="20595900">
                <text:p>20595900</text:p>
              </table:table-cell>
              <table:table-cell office:value-type="float" office:value="34189700">
                <text:p>34189700</text:p>
              </table:table-cell>
              <table:table-cell office:value-type="float" office:value="36134200">
                <text:p>36134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24970800">
                <text:p>24970800</text:p>
              </table:table-cell>
              <table:table-cell office:value-type="float" office:value="26593900">
                <text:p>26593900</text:p>
              </table:table-cell>
              <table:table-cell office:value-type="float" office:value="10794600">
                <text:p>10794600</text:p>
              </table:table-cell>
              <table:table-cell office:value-type="float" office:value="19848100">
                <text:p>19848100</text:p>
              </table:table-cell>
              <table:table-cell office:value-type="float" office:value="34212300">
                <text:p>34212300</text:p>
              </table:table-cell>
              <table:table-cell office:value-type="float" office:value="35643300">
                <text:p>35643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4734100">
                <text:p>24734100</text:p>
              </table:table-cell>
              <table:table-cell office:value-type="float" office:value="26893600">
                <text:p>26893600</text:p>
              </table:table-cell>
              <table:table-cell office:value-type="float" office:value="9429140">
                <text:p>9429140</text:p>
              </table:table-cell>
              <table:table-cell office:value-type="float" office:value="18690400">
                <text:p>18690400</text:p>
              </table:table-cell>
              <table:table-cell office:value-type="float" office:value="33050800">
                <text:p>33050800</text:p>
              </table:table-cell>
              <table:table-cell office:value-type="float" office:value="35665400">
                <text:p>35665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25640600">
                <text:p>25640600</text:p>
              </table:table-cell>
              <table:table-cell office:value-type="float" office:value="26764700">
                <text:p>26764700</text:p>
              </table:table-cell>
              <table:table-cell office:value-type="float" office:value="10415700">
                <text:p>10415700</text:p>
              </table:table-cell>
              <table:table-cell office:value-type="float" office:value="18271000">
                <text:p>18271000</text:p>
              </table:table-cell>
              <table:table-cell office:value-type="float" office:value="33365500">
                <text:p>33365500</text:p>
              </table:table-cell>
              <table:table-cell office:value-type="float" office:value="34893200">
                <text:p>34893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